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5.75pt" style:font-weight-asian="bold" style:font-size-complex="18pt" style:font-weight-complex="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size="18pt" style:text-underline-style="solid" style:text-underline-width="auto" style:text-underline-color="font-color" fo:font-weight="bold" style:font-size-asian="15.75pt" style:font-weight-asian="bold" style:font-size-complex="18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ishabh Agarwal</text:p>
      <text:p text:style-name="P1">Performance Analysis:-</text:p>
      <text:p text:style-name="P2"/>
      <text:p text:style-name="Standard"><text:span text:style-name="T1">I choose </text:span><text:span text:style-name="T2">Best fit</text:span><text:span text:style-name="T1"> over first fit</text:span>.<text:line-break/>Although I did first fit because it is easy to implement but I choose Best fit because I think requesting for more pages from the kernel when we have the pages in our list with enough size which can fulfill user need. I know I takes a little bit more time when done without coalescing but it just decreases the time with significant amount when done with coalescing.</text:p>
      <text:p text:style-name="Standard"/>
      <text:p text:style-name="Standard">I used the Chunk_t with one way link list. As two way link list will be easier to implement but on the other hand we will be having twice as many pointer in comparison to one way link list and so</text:p>
      <text:p text:style-name="Standard">it is difficult to manage pointer in two way link list in comparison to one way link list.<text:line-break/></text:p>
      <text:p text:style-name="P3">The performance significantly improve with the use of Coalescing in running unit drivers.<text:line-break/>Even the number of chunks is <text:s/>reduces, so as the number of <text:span text:style-name="T3">morecore</text:span> command is used less and as well as the the size memory used is significantly low.</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8T21:18:30</meta:creation-date>
    <dc:date>2014-02-27T10:36:25</dc:date>
    <meta:editing-duration>PT33M39S</meta:editing-duration>
    <meta:editing-cycles>18</meta:editing-cycles>
    <meta:generator>LibreOffice/3.5$Linux_x86 LibreOffice_project/350m1$Build-2</meta:generator>
    <meta:document-statistic meta:table-count="0" meta:image-count="0" meta:object-count="0" meta:page-count="1" meta:paragraph-count="6" meta:word-count="180" meta:character-count="963" meta:non-whitespace-character-count="787"/>
  </office:meta>
</office:document-meta>
</file>